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4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 style:data-style-name="N10039"/>
    <style:style style:name="ce6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Tasks done</text:p>
          </table:table-cell>
          <table:table-cell table:style-name="ce6" office:value-type="string" calcext:value-type="string">
            <text:p>New sources</text:p>
          </table:table-cell>
          <table:table-cell table:style-name="ce6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office:value-type="string" calcext:value-type="string">
            <text:p>- reappropriation of volodimir code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office:value-type="string" calcext:value-type="string">
            <text:p><text:span text:style-name="T2">- continue designing automata analysis</text:span></text:p>
            <text:p><text:span text:style-name="T2">- find an euristic way to go from sigmoid activation to tanh activation</text:span></text:p>
          </table:table-cell>
          <table:table-cell table:number-columns-repeated="1022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office:value-type="string" calcext:value-type="string">
            <text:p>- succesfully finished tanh equivalent target</text:p>
          </table:table-cell>
          <table:table-cell table:number-columns-repeated="1022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office:value-type="string" calcext:value-type="string">
            <text:p>- constrained version of model with tanh (understanding of matrix W form for tanh)</text:p>
            <text:p>- first analysis with tanh version</text:p>
            <text:p>- start the code for mlregtest model.</text:p>
          </table:table-cell>
          <table:table-cell table:number-columns-repeated="1022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office:value-type="string" calcext:value-type="string">
            <text:p>TODO : constrained version of tanh, distances to target, finsh organization automata</text:p>
          </table:table-cell>
          <table:table-cell table:number-columns-repeated="1022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27T16:58:26.602850995</dc:date>
    <meta:editing-duration>P2DT14H20M19S</meta:editing-duration>
    <meta:editing-cycles>80</meta:editing-cycles>
    <meta:generator>LibreOffice/7.3.7.2$Linux_X86_64 LibreOffice_project/30$Build-2</meta:generator>
    <meta:document-statistic meta:table-count="2" meta:cell-count="107" meta:object-count="0"/>
  </office:meta>
</office:document-meta>
</file>